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4f21b" officeooo:paragraph-rsid="0004f21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2pt" fo:font-weight="normal" officeooo:rsid="00059bdb" officeooo:paragraph-rsid="00059bdb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Courier New" fo:font-size="9pt"/>
    </style:style>
    <style:style style:name="P5" style:family="paragraph" style:parent-style-name="Preformatted_20_Text">
      <style:text-properties fo:color="#000000" style:font-name="Courier New" fo:font-size="9pt" fo:font-weight="bold" officeooo:rsid="0004f21b" officeooo:paragraph-rsid="0004f21b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9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9pt" officeooo:paragraph-rsid="0004f21b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Arial" fo:font-size="16pt" fo:font-weight="bold" officeooo:rsid="00059bdb" officeooo:paragraph-rsid="00059bdb" style:font-size-asian="16pt" style:font-size-complex="16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80" style:font-name="Courier New" fo:font-size="9pt" fo:font-weight="bold" officeooo:paragraph-rsid="0004f21b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9pt"/>
    </style:style>
    <style:style style:name="P12" style:family="paragraph" style:parent-style-name="Preformatted_20_Text">
      <style:text-properties fo:color="#000000" style:font-name="Courier New" fo:font-size="9pt" officeooo:paragraph-rsid="0004f21b"/>
    </style:style>
    <style:style style:name="P13" style:family="paragraph" style:parent-style-name="Preformatted_20_Text">
      <style:text-properties fo:color="#000000"/>
    </style:style>
    <style:style style:name="P14" style:family="paragraph" style:parent-style-name="Preformatted_20_Text">
      <style:text-properties fo:color="#000000" style:font-name="Courier New" fo:font-size="9pt"/>
    </style:style>
    <style:style style:name="T1" style:family="text">
      <style:text-properties fo:font-style="italic"/>
    </style:style>
    <style:style style:name="T2" style:family="text">
      <style:text-properties fo:font-weight="bold" officeooo:rsid="0004f21b" style:font-size-asian="16pt" style:font-weight-asian="bold" style:font-size-complex="16pt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00ff" style:font-name="Courier New" fo:font-size="9pt" fo:font-weight="bold"/>
    </style:style>
    <style:style style:name="T6" style:family="text">
      <style:text-properties fo:color="#008000"/>
    </style:style>
    <style:style style:name="T7" style:family="text">
      <style:text-properties fo:color="#008000" fo:font-weight="bold"/>
    </style:style>
    <style:style style:name="T8" style:family="text">
      <style:text-properties fo:color="#008000" style:font-name="Courier New" fo:font-size="9pt" fo:font-weight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officeooo:rsid="0004f21b" style:font-size-asian="16pt" style:font-weight-asian="bold" style:font-size-complex="16pt" style:font-weight-complex="bold"/>
    </style:style>
    <style:style style:name="T12" style:family="text">
      <style:text-properties fo:color="#000080" style:font-name="Courier New" fo:font-size="9pt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weight="bold" officeooo:rsid="0004f21b" style:font-size-asian="16pt" style:font-weight-asian="bold" style:font-size-complex="16pt" style:font-weight-complex="bold"/>
    </style:style>
    <style:style style:name="T15" style:family="text">
      <style:text-properties fo:color="#660e7a" style:font-name="Courier New" fo:font-size="9pt" fo:font-weight="bold"/>
    </style:style>
    <style:style style:name="T16" style:family="text">
      <style:text-properties fo:color="#660e7a" style:font-name="Courier New" fo:font-size="9pt" fo:font-style="italic" fo:font-weight="bold"/>
    </style:style>
    <style:style style:name="T17" style:family="text">
      <style:text-properties fo:color="#660e7a" fo:font-style="italic" fo:font-weight="bold"/>
    </style:style>
    <style:style style:name="T18" style:family="text">
      <style:text-properties style:font-name="Courier New" fo:font-size="9pt"/>
    </style:style>
    <style:style style:name="T19" style:family="text">
      <style:text-properties fo:color="#808080"/>
    </style:style>
    <style:style style:name="T20" style:family="text">
      <style:text-properties fo:color="#808080" fo:font-style="italic" fo:font-weight="bold" officeooo:rsid="0004f21b" style:font-size-asian="16pt" style:font-weight-asian="bold" style:font-size-complex="16pt" style:font-weight-complex="bold"/>
    </style:style>
    <style:style style:name="T21" style:family="text">
      <style:text-properties fo:color="#808080" style:font-name="Courier New" fo:font-size="9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list containing just strings</text:p>
      <text:p text:style-name="P1"/>
      <text:p text:style-name="P1">listitem.xml</text:p>
      <text:p text:style-name="P5"><text:span text:style-name="T1">&lt;?</text:span><text:span text:style-name="T3">xml version=</text:span><text:span text:style-name="T6">"1.0" </text:span><text:span text:style-name="T3">encoding=</text:span><text:span text:style-name="T6">"utf-8"</text:span><text:span text:style-name="T1">?&gt;</text:span></text:p>
      <text:p text:style-name="P4">&lt;<text:span text:style-name="T10">LinearLayout </text:span><text:span text:style-name="T4">xmlns:</text:span><text:span text:style-name="T13">android</text:span><text:span text:style-name="T4">=</text:span><text:span text:style-name="T7">"http://schemas.android.com/apk/res/android"</text:span></text:p>
      <text:p text:style-name="P3"><text:span text:style-name="T6"><text:s text:c="4"/></text:span><text:span text:style-name="T15">android</text:span><text:span text:style-name="T5">:orientation=</text:span><text:span text:style-name="T8">"horizontal" </text:span><text:span text:style-name="T15">android</text:span><text:span text:style-name="T5">:layout_width=</text:span><text:span text:style-name="T8">"match_parent"</text:span></text:p>
      <text:p text:style-name="P3"><text:span text:style-name="T6"><text:s text:c="4"/></text:span><text:span text:style-name="T15">android</text:span><text:span text:style-name="T5">:layout_height=</text:span><text:span text:style-name="T8">"match_parent"</text:span><text:span text:style-name="T18">&gt;</text:span></text:p>
      <text:p text:style-name="P3"><text:s text:c="4"/><text:span text:style-name="T18">&lt;</text:span><text:span text:style-name="T12">TextView</text:span></text:p>
      <text:p text:style-name="P3"><text:span text:style-name="T9"><text:s text:c="8"/></text:span><text:span text:style-name="T15">android</text:span><text:span text:style-name="T5">:layout_width=</text:span><text:span text:style-name="T8">"wrap_content"</text:span></text:p>
      <text:p text:style-name="P3"><text:span text:style-name="T6"><text:s text:c="8"/></text:span><text:span text:style-name="T15">android</text:span><text:span text:style-name="T5">:layout_height=</text:span><text:span text:style-name="T8">"wrap_content"</text:span></text:p>
      <text:p text:style-name="P3"><text:span text:style-name="T6"><text:s text:c="8"/></text:span><text:span text:style-name="T15">android</text:span><text:span text:style-name="T5">:layout_gravity=</text:span><text:span text:style-name="T8">"center"</text:span></text:p>
      <text:p text:style-name="P3"><text:span text:style-name="T6"><text:s text:c="8"/></text:span><text:span text:style-name="T15">android</text:span><text:span text:style-name="T5">:textSize=</text:span><text:span text:style-name="T8">"16sp"</text:span></text:p>
      <text:p text:style-name="P3"><text:span text:style-name="T6"><text:s text:c="8"/></text:span><text:span text:style-name="T15">android</text:span><text:span text:style-name="T5">:textStyle=</text:span><text:span text:style-name="T8">"bold"</text:span></text:p>
      <text:p text:style-name="P3"><text:span text:style-name="T6"><text:s text:c="8"/></text:span><text:span text:style-name="T15">android</text:span><text:span text:style-name="T5">:typeface=</text:span><text:span text:style-name="T8">"sans"</text:span></text:p>
      <text:p text:style-name="P3"><text:span text:style-name="T6"><text:s text:c="8"/></text:span><text:span text:style-name="T15">android</text:span><text:span text:style-name="T5">:id=</text:span><text:span text:style-name="T8">"@+id/textdisplay"</text:span><text:span text:style-name="T18">/&gt;</text:span></text:p>
      <text:p text:style-name="P7">&lt;/<text:span text:style-name="T10">LinearLayout</text:span>&gt;</text:p>
      <text:p text:style-name="P9">In your Main.xml</text:p>
      <text:p text:style-name="P10">&lt;ListView</text:p>
      <text:p text:style-name="P3"><text:span text:style-name="T9"><text:s text:c="4"/></text:span><text:span text:style-name="T15">android</text:span><text:span text:style-name="T5">:layout_below=</text:span><text:span text:style-name="T8">"@id/headertext"</text:span></text:p>
      <text:p text:style-name="P3"><text:span text:style-name="T6"><text:s text:c="4"/></text:span><text:span text:style-name="T15">android</text:span><text:span text:style-name="T5">:layout_width=</text:span><text:span text:style-name="T8">"match_parent"</text:span></text:p>
      <text:p text:style-name="P3"><text:span text:style-name="T6"><text:s text:c="4"/></text:span><text:span text:style-name="T15">android</text:span><text:span text:style-name="T5">:layout_height=</text:span><text:span text:style-name="T8">"wrap_content"</text:span></text:p>
      <text:p text:style-name="P6"><text:span text:style-name="T6"><text:s text:c="4"/></text:span><text:span text:style-name="T15">android</text:span><text:span text:style-name="T5">:background=</text:span><text:span text:style-name="T8">"@android:color/white"</text:span><text:span text:style-name="T18">/&gt;</text:span></text:p>
      <text:p text:style-name="P10"/>
      <text:p text:style-name="P10"/>
      <text:p text:style-name="P8"><text:span text:style-name="T10">public class </text:span>MainActivity <text:span text:style-name="T10">extends </text:span>AppCompatActivity {</text:p>
      <text:p text:style-name="P8"><text:span text:style-name="T11">public </text:span><text:span text:style-name="T2">ArrayAdapter </text:span><text:span text:style-name="T14">mListAdapter</text:span><text:span text:style-name="T2">; </text:span><text:span text:style-name="T20">//Due to the simplicity of this app, a default listAdapter will do fine for now.</text:span></text:p>
      <text:p text:style-name="P7"><text:span text:style-name="T10">private </text:span>ListView <text:span text:style-name="T13">mListView</text:span>;</text:p>
      <text:p text:style-name="P12">String Dummydata[]={<text:span text:style-name="T7">"Popular Movies"</text:span>,<text:span text:style-name="T7">"Stock Hawk"</text:span>,<text:span text:style-name="T7">"Build it Bigger"</text:span>,<text:span text:style-name="T7">"Make Your App Material"</text:span>,<text:span text:style-name="T7">"Go Ubiquitous"</text:span>,<text:span text:style-name="T7">"Capstone"</text:span>};</text:p>
      <text:p text:style-name="P4"><text:span text:style-name="T13">mListView </text:span>= (ListView) findViewById(R.id.<text:span text:style-name="T17">main_listview</text:span>);</text:p>
      <text:p text:style-name="P4"><text:span text:style-name="T13">mListAdapter </text:span>=</text:p>
      <text:p text:style-name="P3"><text:s text:c="8"/><text:span text:style-name="T12">new </text:span><text:span text:style-name="T18">ArrayAdapter(</text:span><text:span text:style-name="T12">this</text:span><text:span text:style-name="T18">, </text:span><text:span text:style-name="T21">// The current context (this activity)</text:span></text:p>
      <text:p text:style-name="P3"><text:span text:style-name="T19"><text:s text:c="16"/></text:span><text:span text:style-name="T18">R.layout.</text:span><text:span text:style-name="T16">list_item</text:span><text:span text:style-name="T18">, </text:span><text:span text:style-name="T21">// The name of the layout ID.</text:span></text:p>
      <text:p text:style-name="P3"><text:span text:style-name="T19"><text:s text:c="16"/></text:span><text:span text:style-name="T18">R.id.</text:span><text:span text:style-name="T16">textdisplay</text:span><text:span text:style-name="T18">, </text:span><text:span text:style-name="T21">// The ID of the textview to populate.</text:span></text:p>
      <text:p text:style-name="P3"><text:span text:style-name="T19"><text:s text:c="16"/></text:span><text:span text:style-name="T18">Dummydata);</text:span></text:p>
      <text:p text:style-name="P7"><text:span text:style-name="T13">mListView</text:span>.setAdapter(<text:span text:style-name="T13">mListAdapter</text:span>);</text:p>
      <text:p text:style-name="P12"/>
      <text:p text:style-name="P2">Array adapter is all you need, a simple layout of the list item and a defined listvi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3S</meta:editing-duration>
    <meta:editing-cycles>5</meta:editing-cycles>
    <meta:generator>LibreOffice/5.0.1.2$Windows_x86 LibreOffice_project/81898c9f5c0d43f3473ba111d7b351050be20261</meta:generator>
    <dc:date>2016-08-31T22:13:16.122000000</dc:date>
    <meta:document-statistic meta:table-count="0" meta:image-count="0" meta:object-count="0" meta:page-count="1" meta:paragraph-count="33" meta:word-count="118" meta:character-count="1489" meta:non-whitespace-character-count="1264"/>
    <meta:user-defined meta:name="Info 1"/>
    <meta:user-defined meta:name="Info 2"/>
    <meta:user-defined meta:name="Info 3"/>
    <meta:user-defined meta:name="Info 4"/>
  </office:meta>
</office:document-meta>
</file>